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MAN VILCA LUZ MARI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95969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HUAMAN VILCA, LUZ MARI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95969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FRANCO NINA, LUIS ANG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674509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4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22</text:p>
          </table:table-cell>
          <table:table-cell table:style-name="Tableau1.D2" office:value-type="string">
            <text:p text:style-name="P13">83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83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22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19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3T19:42:1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